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Calibri" svg:font-family="Calibri, 'Calibri EmbeddedFont', 'Calibri MSFontService', sans-serif"/>
    <style:font-face style:name="Calibri1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917in" fo:text-align="start" style:justify-single-word="false" fo:text-indent="0in" style:auto-text-indent="false" fo:background-color="transparent" fo:padding="0in" fo:border="none"/>
      <style:text-properties fo:font-variant="normal" fo:text-transform="none" fo:color="#2f5496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 style:font-weight-asian="normal" style:font-weight-complex="normal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style="normal" fo:font-weight="bold" style:font-weight-asian="bold" style:font-weight-complex="bold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s" fo:country="ES" fo:font-style="normal" style:text-underline-style="solid" style:text-underline-width="auto" style:text-underline-color="font-color" fo:font-weight="normal" officeooo:rsid="001b0938" officeooo:paragraph-rsid="001b0938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s" fo:country="ES" fo:font-style="normal" style:text-underline-style="solid" style:text-underline-width="auto" style:text-underline-color="font-color" fo:font-weight="normal" officeooo:rsid="001b0938" officeooo:paragraph-rsid="0024b1e6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s" fo:country="ES" fo:font-style="normal" style:text-underline-style="solid" style:text-underline-width="auto" style:text-underline-color="font-color" fo:font-weight="normal" officeooo:rsid="001cb005" officeooo:paragraph-rsid="001cb005"/>
    </style:style>
    <style:style style:name="P9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" fo:font-size="11pt" fo:language="es" fo:country="ES" fo:font-style="normal" style:text-underline-style="solid" style:text-underline-width="auto" style:text-underline-color="font-color" fo:font-weight="normal" officeooo:rsid="001cb005" officeooo:paragraph-rsid="00265b31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weight="normal" officeooo:rsid="001b0938" officeooo:paragraph-rsid="001b0938" style:font-weight-asian="normal" style:font-weight-complex="normal"/>
    </style:style>
    <style:style style:name="P11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weight="normal" officeooo:rsid="001e563c" officeooo:paragraph-rsid="001e563c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weight="normal" officeooo:rsid="001f6edd" officeooo:paragraph-rsid="001f6edd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fo:font-weight="normal" officeooo:rsid="00282fa7" officeooo:paragraph-rsid="00282fa7" style:font-weight-asian="normal" style:font-weight-complex="normal"/>
    </style:style>
    <style:style style:name="P14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1b0938"/>
    </style:style>
    <style:style style:name="P15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1e215f"/>
    </style:style>
    <style:style style:name="P16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24b1e6"/>
    </style:style>
    <style:style style:name="P17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282fa7"/>
    </style:style>
    <style:style style:name="P18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officeooo:paragraph-rsid="002a37b0"/>
    </style:style>
    <style:style style:name="P19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weight="bold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weight="normal" officeooo:rsid="0019f253" officeooo:paragraph-rsid="0019f253" style:font-weight-asian="normal" style:font-weight-complex="normal"/>
    </style:style>
    <style:style style:name="P21" style:family="paragraph" style:parent-style-name="Text_20_body" style:list-style-name="L3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5b31"/>
    </style:style>
    <style:style style:name="P22" style:family="paragraph" style:parent-style-name="Text_20_body" style:list-style-name="L4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5b31"/>
    </style:style>
    <style:style style:name="P23" style:family="paragraph" style:parent-style-name="Text_20_body" style:list-style-name="L5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5b31"/>
    </style:style>
    <style:style style:name="P24" style:family="paragraph" style:parent-style-name="Text_20_body" style:list-style-name="L6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5b31"/>
    </style:style>
    <style:style style:name="P25" style:family="paragraph" style:parent-style-name="Text_20_body" style:list-style-name="L7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5b31"/>
    </style:style>
    <style:style style:name="P26" style:family="paragraph" style:parent-style-name="Text_20_body" style:list-style-name="L7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paragraph-rsid="00268737"/>
    </style:style>
    <style:style style:name="P27" style:family="paragraph" style:parent-style-name="Text_20_body" style:list-style-name="L7">
      <loext:graphic-properties draw:fill="none" draw:fill-color="#ffffff"/>
      <style:paragraph-properties style:line-height-at-least="0.198in" fo:text-align="start" style:justify-single-word="false" fo:background-color="transparent" fo:padding="0in" fo:border="none"/>
      <style:text-properties officeooo:rsid="00265b31" officeooo:paragraph-rsid="00265b31"/>
    </style:style>
    <style:style style:name="P28" style:family="paragraph" style:parent-style-name="Text_20_body" style:list-style-name="L1">
      <loext:graphic-properties draw:fill="none" draw:fill-color="#ffffff"/>
      <style:paragraph-properties fo:margin-left="0.25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1" fo:font-size="11pt" fo:font-style="normal" fo:font-weight="normal"/>
    </style:style>
    <style:style style:name="P29" style:family="paragraph" style:parent-style-name="Text_20_body" style:list-style-name="L2">
      <loext:graphic-properties draw:fill="none" draw:fill-color="#ffffff"/>
      <style:paragraph-properties fo:margin-left="0.25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1" fo:font-size="11pt" fo:font-style="normal" fo:font-weight="normal"/>
    </style:style>
    <style:style style:name="P30" style:family="paragraph" style:parent-style-name="Text_20_body">
      <loext:graphic-properties draw:fill="none" draw:fill-color="#ffffff"/>
      <style:paragraph-properties fo:margin-left="0in" fo:margin-right="0in" style:line-height-at-least="0.198in" fo:text-align="start" style:justify-single-word="false" fo:text-indent="0in" style:auto-text-indent="false" fo:background-color="transparent" fo:padding="0in" fo:border="none"/>
      <style:text-properties fo:font-variant="normal" fo:text-transform="none" style:font-name="Calibri1" fo:font-size="11pt" fo:font-style="normal" fo:font-weight="normal"/>
    </style:style>
    <style:style style:name="T1" style:family="text">
      <style:text-properties style:font-name="Calibri Light" fo:font-size="16pt" fo:language="es" fo:country="ES"/>
    </style:style>
    <style:style style:name="T2" style:family="text">
      <style:text-properties style:font-name="Calibri" fo:font-size="11pt" fo:language="es" fo:country="ES"/>
    </style:style>
    <style:style style:name="T3" style:family="text">
      <style:text-properties style:font-name="Calibri" fo:font-size="11pt" fo:language="es" fo:country="ES" officeooo:rsid="0019f253"/>
    </style:style>
    <style:style style:name="T4" style:family="text">
      <style:text-properties style:font-name="Calibri" fo:font-size="11pt" fo:language="es" fo:country="ES" fo:font-style="normal"/>
    </style:style>
    <style:style style:name="T5" style:family="text">
      <style:text-properties style:font-name="Calibri" fo:font-size="11pt" fo:language="es" fo:country="ES" fo:font-style="normal" fo:font-weight="bold" style:font-weight-asian="bold" style:font-weight-complex="bold"/>
    </style:style>
    <style:style style:name="T6" style:family="text">
      <style:text-properties style:font-name="Calibri" fo:language="es" fo:country="ES"/>
    </style:style>
    <style:style style:name="T7" style:family="text">
      <style:text-properties fo:font-variant="normal" fo:text-transform="none" style:font-name="Calibri" fo:font-size="11pt" fo:language="es" fo:country="ES" fo:font-style="normal"/>
    </style:style>
    <style:style style:name="T8" style:family="text">
      <style:text-properties fo:font-variant="normal" fo:text-transform="none" style:font-name="Calibri" fo:font-size="11pt" fo:language="es" fo:country="ES" fo:font-style="normal" fo:font-weight="normal"/>
    </style:style>
    <style:style style:name="T9" style:family="text">
      <style:text-properties fo:font-variant="normal" fo:text-transform="none" style:font-name="Calibri" fo:font-size="11pt" fo:language="es" fo:country="ES" fo:font-style="normal" fo:font-weight="normal" officeooo:rsid="001cb005"/>
    </style:style>
    <style:style style:name="T10" style:family="text">
      <style:text-properties fo:font-variant="normal" fo:text-transform="none" style:font-name="Calibri" fo:font-size="11pt" fo:language="es" fo:country="ES" fo:font-style="normal" fo:font-weight="normal" officeooo:rsid="001e563c" style:font-weight-asian="normal" style:font-weight-complex="normal"/>
    </style:style>
    <style:style style:name="T11" style:family="text">
      <style:text-properties fo:font-variant="normal" fo:text-transform="none" style:font-name="Calibri" fo:font-size="11pt" fo:language="es" fo:country="ES" fo:font-style="normal" fo:font-weight="normal" officeooo:rsid="00237dde" style:font-weight-asian="normal" style:font-weight-complex="normal"/>
    </style:style>
    <style:style style:name="T12" style:family="text">
      <style:text-properties fo:font-variant="normal" fo:text-transform="none" style:font-name="Calibri" fo:font-size="11pt" fo:language="es" fo:country="ES" fo:font-style="normal" fo:font-weight="normal" officeooo:rsid="0024b1e6" style:font-weight-asian="normal" style:font-weight-complex="normal"/>
    </style:style>
    <style:style style:name="T13" style:family="text">
      <style:text-properties fo:font-variant="normal" fo:text-transform="none" style:font-name="Calibri" fo:font-size="11pt" fo:language="es" fo:country="ES" fo:font-style="normal" fo:font-weight="normal" officeooo:rsid="001cb005" style:font-weight-asian="normal" style:font-weight-complex="normal"/>
    </style:style>
    <style:style style:name="T14" style:family="text">
      <style:text-properties fo:font-variant="normal" fo:text-transform="none" style:font-name="Calibri" fo:font-size="11pt" fo:language="es" fo:country="ES" fo:font-style="normal" fo:font-weight="normal" officeooo:rsid="001b0938" style:font-weight-asian="normal" style:font-weight-complex="normal"/>
    </style:style>
    <style:style style:name="T15" style:family="text">
      <style:text-properties fo:font-variant="normal" fo:text-transform="none" style:font-name="Calibri" fo:font-size="11pt" fo:language="es" fo:country="ES" fo:font-style="normal" fo:font-weight="normal" officeooo:rsid="00282fa7" style:font-weight-asian="normal" style:font-weight-complex="normal"/>
    </style:style>
    <style:style style:name="T16" style:family="text">
      <style:text-properties fo:font-variant="normal" fo:text-transform="none" style:font-name="Calibri" fo:font-size="11pt" fo:language="es" fo:country="ES" fo:font-style="normal" fo:font-weight="normal" officeooo:rsid="002a37b0" style:font-weight-asian="normal" style:font-weight-complex="normal"/>
    </style:style>
    <style:style style:name="T17" style:family="text">
      <style:text-properties fo:font-variant="normal" fo:text-transform="none" style:font-name="Calibri" fo:font-size="11pt" fo:language="es" fo:country="ES" fo:font-style="normal" fo:font-weight="normal" officeooo:rsid="0024b1e6"/>
    </style:style>
    <style:style style:name="T18" style:family="text">
      <style:text-properties fo:font-variant="normal" fo:text-transform="none" style:font-name="Calibri" fo:font-size="11pt" fo:language="es" fo:country="ES" fo:font-style="normal" officeooo:rsid="0019f253"/>
    </style:style>
    <style:style style:name="T19" style:family="text">
      <style:text-properties fo:font-variant="normal" fo:text-transform="none" style:font-name="Calibri" fo:font-size="11pt" fo:language="es" fo:country="ES" fo:font-style="normal" style:text-underline-style="none" fo:font-weight="normal" style:font-style-asian="normal" style:font-style-complex="normal"/>
    </style:style>
    <style:style style:name="T20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1e215f" style:font-style-asian="normal" style:font-style-complex="normal"/>
    </style:style>
    <style:style style:name="T21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1e563c" style:font-style-asian="normal" style:font-style-complex="normal"/>
    </style:style>
    <style:style style:name="T22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24b1e6" style:font-style-asian="normal" style:font-style-complex="normal"/>
    </style:style>
    <style:style style:name="T23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1b0938" style:font-style-asian="normal" style:font-style-complex="normal"/>
    </style:style>
    <style:style style:name="T24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265b31" style:font-style-asian="normal" style:font-style-complex="normal"/>
    </style:style>
    <style:style style:name="T25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1cb005" style:font-style-asian="normal" style:font-style-complex="normal"/>
    </style:style>
    <style:style style:name="T26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268737" style:font-style-asian="normal" style:font-style-complex="normal"/>
    </style:style>
    <style:style style:name="T27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29fb18" style:font-style-asian="normal" style:font-style-complex="normal"/>
    </style:style>
    <style:style style:name="T28" style:family="text">
      <style:text-properties fo:font-variant="normal" fo:text-transform="none" style:font-name="Calibri" fo:font-size="11pt" fo:language="es" fo:country="ES" fo:font-style="normal" style:text-underline-style="none" fo:font-weight="normal" officeooo:rsid="002a37b0" style:font-style-asian="normal" style:font-style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umento de diseño</text:span></text:p>
      <text:p text:style-name="P2"/>
      <text:p text:style-name="P19"><text:span text:style-name="T7">1) </text:span><text:span text:style-name="T18">Nivel a alcanzar</text:span></text:p>
      <text:p text:style-name="P20"><text:span text:style-name="T7">Optamos al nivel 3.</text:span></text:p>
      <text:p text:style-name="P20"><text:span text:style-name="T7"/></text:p>
      <text:p text:style-name="P5"><text:span text:style-name="T2">2) </text:span><text:span text:style-name="T3">Temas aplicables</text:span></text:p>
      <text:list xml:id="list4256927570" text:style-name="L1">
        <text:list-item>
          <text:p text:style-name="P28"><text:span text:style-name="T6">Interrupciones y excepciones</text:span></text:p>
        </text:list-item>
      </text:list>
      <text:list xml:id="list997659852" text:style-name="L2">
        <text:list-item>
          <text:p text:style-name="P29"><text:span text:style-name="T6">Gestión de memoria a nivel usuario</text:span></text:p>
        </text:list-item>
        <text:list-item>
          <text:p text:style-name="P29"><text:span text:style-name="T6">Gestión de memoria a nivel sistema</text:span></text:p>
        </text:list-item>
        <text:list-item>
          <text:p text:style-name="P29"><text:span text:style-name="T6">Llamadas a sistema</text:span></text:p>
        </text:list-item>
      </text:list>
      <text:p text:style-name="P30"><text:span text:style-name="T6"/></text:p>
      <text:p text:style-name="P5"><text:span text:style-name="T2">3) Breve descripción de la implementación</text:span></text:p>
      <text:p text:style-name="P4"><text:span text:style-name="T2"/></text:p>
      <text:p text:style-name="P4"><text:span text:style-name="T2"/></text:p>
      <text:p text:style-name="P2"><text:span text:style-name="T5">4) Estructuras nuevas</text:span></text:p>
      <text:p text:style-name="P14"><text:span text:style-name="T13">struct screen</text:span><text:span text:style-name="T14"> *</text:span><text:span text:style-name="T12">all_screens</text:span><text:span text:style-name="T14">: una lista de todas las pantallas creadas por el sistema operativo. Cuando el usuario haga </text:span><text:span text:style-name="T12">CTRL</text:span><text:span text:style-name="T14"> + TAB, accederemos a esta lista para obtener la siguiente pantalla a mostrar.</text:span></text:p>
      <text:p text:style-name="P10"><text:span text:style-name="T4"/></text:p>
      <text:p text:style-name="P11"><text:span text:style-name="T4">struct screen: representa una pantalla en concreto.</text:span></text:p>
      <text:list xml:id="list942265791" text:style-name="L5">
        <text:list-item>
          <text:p text:style-name="P23"><text:span text:style-name="T11">int screen_id: id de la pantalla</text:span></text:p>
        </text:list-item>
        <text:list-item>
          <text:p text:style-name="P23"><text:span text:style-name="T11">int pid: pid del proceso que </text:span><text:span text:style-name="T12">ha creado la pantalla</text:span></text:p>
        </text:list-item>
        <text:list-item>
          <text:p text:style-name="P23"><text:span text:style-name="T10">int channel: canal en el que la pantalla escribe</text:span></text:p>
        </text:list-item>
        <text:list-item>
          <text:p text:style-name="P23"><text:span text:style-name="T10">byte x: posición x del próximo carácter a escribir</text:span></text:p>
        </text:list-item>
        <text:list-item>
          <text:p text:style-name="P23"><text:span text:style-name="T10">byte y: posición y del próximo carácter a escribir</text:span></text:p>
        </text:list-item>
      </text:list>
      <text:p text:style-name="P11"><text:span text:style-name="T4"/></text:p>
      <text:p text:style-name="P12"><text:span text:style-name="T4">struct screen *screenFocus: apunta a la pantalla que tiene el foco, es decir, la que se muestra.</text:span></text:p>
      <text:p text:style-name="P13"><text:span text:style-name="T4"/></text:p>
      <text:p text:style-name="P17"><text:span text:style-name="T16">enum</text:span><text:span text:style-name="T15"> pressed_key </text:span><text:span text:style-name="T16">{NONE, CTRL, ALT}</text:span><text:span text:style-name="T15">: estará en interrupt.h y es un </text:span><text:span text:style-name="T16">enum</text:span><text:span text:style-name="T15"> </text:span><text:span text:style-name="T16">que indica si hay una tecla especial pulsada.</text:span></text:p>
      <text:p text:style-name="P2"><text:span text:style-name="T5"/></text:p>
      <text:p text:style-name="P5"><text:span text:style-name="T2">5) Estructuras existentes a modificar</text:span></text:p>
      <text:p text:style-name="P16"><text:span text:style-name="T8">task_struct:</text:span></text:p>
      <text:list xml:id="list1160934062" text:style-name="L3">
        <text:list-item>
          <text:p text:style-name="P21"><text:soft-page-break/><text:span text:style-name="T17">s</text:span><text:span text:style-name="T8">creenCount: </text:span><text:span text:style-name="T17">contador p</text:span><text:span text:style-name="T8">ara saber cuántas pantallas ha creado el proceso, </text:span><text:span text:style-name="T9">y <text:tab/>así crear 10 como máximo.</text:span></text:p>
        </text:list-item>
        <text:list-item>
          <text:p text:style-name="P21"><text:span text:style-name="T17">struct screen *process_screens: una lista de las pantallas creadas por el proceso.</text:span></text:p>
        </text:list-item>
      </text:list>
      <text:p text:style-name="P2"/>
      <text:p text:style-name="P5"><text:span text:style-name="T2">6) Modificaciones en el código de ZeOS</text:span></text:p>
      <text:p text:style-name="P7"><text:span text:style-name="T29">sys_call_table.s:</text:span></text:p>
      <text:list xml:id="list883345694" text:style-name="L4">
        <text:list-item>
          <text:p text:style-name="P22"><text:span text:style-name="T23">añadir la</text:span><text:span text:style-name="T24">s</text:span><text:span text:style-name="T23"> entrada</text:span><text:span text:style-name="T24">s</text:span><text:span text:style-name="T23"> para la</text:span><text:span text:style-name="T24">s</text:span><text:span text:style-name="T23"> llamada</text:span><text:span text:style-name="T24">s</text:span><text:span text:style-name="T23"> a sistema createScreen() </text:span><text:span text:style-name="T24">y setFocus(int canal)</text:span><text:span text:style-name="T23">, para que el handler de las llamadas a sistema sepa a qué función llamar.</text:span></text:p>
        </text:list-item>
      </text:list>
      <text:p text:style-name="P6"><text:span text:style-name="T30"/></text:p>
      <text:p text:style-name="P9"><text:span text:style-name="T30">user-utils.S:</text:span></text:p>
      <text:list xml:id="list746862039" text:style-name="L6">
        <text:list-item>
          <text:p text:style-name="P24"><text:span text:style-name="T25">añadir </text:span><text:span text:style-name="T24">los</text:span><text:span text:style-name="T25"> wrapper</text:span><text:span text:style-name="T24">s</text:span><text:span text:style-name="T25"> para createScreen </text:span><text:span text:style-name="T24">y setFocus</text:span><text:span text:style-name="T25">, que se llamará</text:span><text:span text:style-name="T24">n</text:span><text:span text:style-name="T25"> desde código usuario y ejecutará</text:span><text:span text:style-name="T24">n</text:span><text:span text:style-name="T25"> la llamada a sistema.</text:span></text:p>
        </text:list-item>
      </text:list>
      <text:p text:style-name="P6"><text:span text:style-name="T30"/></text:p>
      <text:p text:style-name="P9"><text:span text:style-name="T30">sys.c:</text:span></text:p>
      <text:list xml:id="list3506218388" text:style-name="L7">
        <text:list-item>
          <text:p text:style-name="P25"><text:span text:style-name="T25">añadir la rutina sys_createScreen(), que se encargará de crear una pantalla, es decir, obtener un canal para que el proceso pueda escribir en él.</text:span></text:p>
        </text:list-item>
        <text:list-item>
          <text:p text:style-name="P27"><text:span text:style-name="T19">añadir la rutina sys_setFocus(int canal), que cambiará el foto actual, es decir, modificará la estructura screenFocus para que apunte al canal pasado por parámetro.</text:span></text:p>
        </text:list-item>
        <text:list-item>
          <text:p text:style-name="P26"><text:span text:style-name="T26">añadir la rutina switchScreen(), que será llamada después de un CTRL + TAB, y llamará a setFocus() con el canal obtenido con la estructura all_screens.</text:span></text:p>
        </text:list-item>
      </text:list>
      <text:p text:style-name="P8"><text:span text:style-name="T30"/></text:p>
      <text:p text:style-name="P15"><text:span text:style-name="T20">io.c: en la rutina printc, </text:span><text:span text:style-name="T21">acceder al task_struct del proceso que se está ejecutando </text:span><text:span text:style-name="T22">mediante la función current()</text:span><text:span text:style-name="T21">, obtener la pantalla en la cual está escribiendo el proceso en ese momento y escribir en ella, con el canal y la posición (x, y) indicadas por la pantalla.</text:span></text:p>
      <text:p text:style-name="P15"><text:span text:style-name="T21"/></text:p>
      <text:p text:style-name="P18"><text:span text:style-name="T19">interrupt.c: </text:span><text:span text:style-name="T27">en keyboard_routine(), </text:span><text:span text:style-name="T19">hay que comprobar si la tecla pulsada es una tecla especial, y si es así </text:span><text:span text:style-name="T28">y ha </text:span><text:span text:style-name="T27">habido una combinación de teclas, realizar la acción correspondiente. </text:span><text:span text:style-name="T28">Si sólo hay una tecla especial pulsada, actualizar pressed_key.</text:span></text:p>
      <text:p text:style-name="P3"><text:span text:style-name="T2"/></text:p>
      <text:p text:style-name="P5"><text:span text:style-name="T2">7) Juegos de prueba</text:span></text:p>
      <text:p text:style-name="P4"><text:span text:style-name="T2"/></text:p>
      <text:p text:style-name="P4"><text:span text:style-name="T2"/></text:p>
      <text:p text:style-name="P5"><text:span text:style-name="T2">9) Lista de tareas</text:span></text:p>
      <text:p text:style-name="P4"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Calibri" svg:font-family="Calibri, 'Calibri EmbeddedFont', 'Calibri MSFontService', sans-serif"/>
    <style:font-face style:name="Calibri1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22:52.205727471</meta:creation-date>
    <dc:date>2021-04-27T20:33:14.573703417</dc:date>
    <meta:editing-duration>PT47M4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431" meta:character-count="2560" meta:non-whitespace-character-count="2180"/>
  </office:meta>
</office:document-meta>
</file>